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89in"/>
    </style:style>
    <style:style style:name="co6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type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tevās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āruppagāmī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rodhasāruppagām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thā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thāpaṭipanna, tathāpahīna, tathāsaññī, tathākār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dā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dā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ātik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ndajāt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uday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samuday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bhav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pabh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asampan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ssasatūpasampanna, tadahupasam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thāy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uññatthāya</text:p>
          </table:table-cell>
          <table:table-cell table:number-columns-repeated="1021"/>
        </table:table-row>
      </table:table>
      <table:table table:name="general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2"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example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two indedeclinabl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vat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s in case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sadd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madhāraya + taddhita</text:p>
          </table:table-cell>
          <table:table-cell office:value-type="string" calcext:value-type="string">
            <text:p>fem, nt</text:p>
          </table:table-cell>
          <table:table-cell office:value-type="string" calcext:value-type="string">
            <text:p>appātaṅkatā, appābādhat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addi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āvīsati, dvat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multiplica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 in first posti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divākath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subtraction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ḍḍhuḍḍ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 words required for the sens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dvārabhatt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3T06:00:47.530733633</dc:date>
    <meta:editing-duration>PT2H9M4S</meta:editing-duration>
    <meta:editing-cycles>19</meta:editing-cycles>
    <meta:generator>LibreOffice/7.3.7.2$Linux_X86_64 LibreOffice_project/30$Build-2</meta:generator>
    <meta:document-statistic meta:table-count="2" meta:cell-count="58" meta:object-count="0"/>
  </office:meta>
</office:document-meta>
</file>